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db9a" officeooo:paragraph-rsid="0007db9a"/>
    </style:style>
    <style:style style:name="P2" style:family="paragraph" style:parent-style-name="Standard">
      <style:paragraph-properties fo:text-align="start" style:justify-single-word="false"/>
      <style:text-properties officeooo:rsid="0007db9a" officeooo:paragraph-rsid="0007db9a"/>
    </style:style>
    <style:style style:name="P3" style:family="paragraph" style:parent-style-name="Standard">
      <style:paragraph-properties style:line-height-at-least="0.503cm"/>
      <style:text-properties officeooo:rsid="0007db9a"/>
    </style:style>
    <style:style style:name="P4" style:family="paragraph" style:parent-style-name="Standard">
      <style:paragraph-properties fo:text-align="center" style:justify-single-word="false"/>
      <style:text-properties fo:color="#d4d4d4" style:font-name="Droid Sans Mono" fo:font-size="10.5pt" fo:font-weight="normal" officeooo:rsid="0007ec14" officeooo:paragraph-rsid="0007db9a" fo:background-color="#1e1e1e"/>
    </style:style>
    <style:style style:name="P5" style:family="paragraph" style:parent-style-name="Standard">
      <style:paragraph-properties style:line-height-at-least="0.503cm"/>
      <style:text-properties officeooo:rsid="000d5694" officeooo:paragraph-rsid="000d5694"/>
    </style:style>
    <style:style style:name="P6" style:family="paragraph" style:parent-style-name="Standard">
      <style:paragraph-properties style:line-height-at-least="0.503cm"/>
      <style:text-properties officeooo:rsid="000d5694" officeooo:paragraph-rsid="000d5694"/>
    </style:style>
    <style:style style:name="P7" style:family="paragraph" style:parent-style-name="Standard">
      <style:paragraph-properties style:line-height-at-least="0.503cm"/>
      <style:text-properties fo:font-weight="normal" officeooo:rsid="000d5694" officeooo:paragraph-rsid="000d5694" style:font-weight-asian="normal" style:font-weight-complex="normal"/>
    </style:style>
    <style:style style:name="T1" style:family="text">
      <style:text-properties officeooo:rsid="00270c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irst_</text:span>30_Questions:</text:p>
      <text:p text:style-name="P1"/>
      <text:p text:style-name="P2">// 1. Hello World</text:p>
      <text:p text:style-name="P2">console.log('Hello World');</text:p>
      <text:p text:style-name="P4"/>
      <text:p text:style-name="P3">// 2. Add Two Numbers</text:p>
      <text:p text:style-name="P3">const num1 = parseInt(prompt('Enter the first number'));</text:p>
      <text:p text:style-name="P3">const num2 = parseInt(prompt('Enter the second number'));</text:p>
      <text:p text:style-name="P3"/>
      <text:p text:style-name="P3">// add two numbers:</text:p>
      <text:p text:style-name="P3">const sum = num1 + num2;</text:p>
      <text:p text:style-name="P3"/>
      <text:p text:style-name="P3">// display the sum: </text:p>
      <text:p text:style-name="P3">console.log(`the sum of ${num1} and ${num2} is ${sum}`);</text:p>
      <text:p text:style-name="P3"/>
      <text:p text:style-name="P3">// 3. Square root of a number:</text:p>
      <text:p text:style-name="P3">const number = prompt('Enter the number');</text:p>
      <text:p text:style-name="P3"/>
      <text:p text:style-name="P3">const result = Math.sqrt(number);</text:p>
      <text:p text:style-name="P3"/>
      <text:p text:style-name="P3">console.log(`the square root of ${number} is ${result}`);</text:p>
      <text:p text:style-name="P3"/>
      <text:p text:style-name="P3">// 4. Area of a Triangle:</text:p>
      <text:p text:style-name="P3">const base = prompt('Enter the base of a triangle');</text:p>
      <text:p text:style-name="P3">const height = prompt('Enter the height of a triangle');</text:p>
      <text:p text:style-name="P3"/>
      <text:p text:style-name="P3">const area = (base * height) / 2;</text:p>
      <text:p text:style-name="P3"/>
      <text:p text:style-name="P3">console.log(`The area of a traingle is ${area}`);</text:p>
      <text:p text:style-name="P3"/>
      <text:p text:style-name="P3">// 5. Swap two numbers:</text:p>
      <text:p text:style-name="P3">let a = parseInt(prompt(`Enter first number`));</text:p>
      <text:p text:style-name="P3">let b = parseInt(prompt(`Enter second number`));</text:p>
      <text:p text:style-name="P3"/>
      <text:p text:style-name="P3">// let temp;</text:p>
      <text:p text:style-name="P3"/>
      <text:p text:style-name="P3">// swap variable(with temp value)</text:p>
      <text:p text:style-name="P3">// temp = a;</text:p>
      <text:p text:style-name="P3">// a = b;</text:p>
      <text:p text:style-name="P3">// b = temp;</text:p>
      <text:p text:style-name="P3"/>
      <text:p text:style-name="P3">// Destructuring Assignments(es6)</text:p>
      <text:p text:style-name="P3">// [a, b] = [b, a];</text:p>
      <text:p text:style-name="P3"/>
      <text:p text:style-name="P3">// swap variable(Arithmetic Operator)</text:p>
      <text:p text:style-name="P3">a = a + b;</text:p>
      <text:p text:style-name="P3">b = a - b;</text:p>
      <text:p text:style-name="P3">a = a - b;</text:p>
      <text:p text:style-name="P3"/>
      <text:p text:style-name="P3">console.log(`the value of a after swapping ${a}`);</text:p>
      <text:p text:style-name="P3">console.log(`the value of b after swapping ${b}`);</text:p>
      <text:p text:style-name="P3"><text:soft-page-break/>// 6. Quadratic equation</text:p>
      <text:p text:style-name="P3">let root1, root2;</text:p>
      <text:p text:style-name="P3"/>
      <text:p text:style-name="P3">// take input from the user</text:p>
      <text:p text:style-name="P3">let a = prompt("Enter the first number: ");</text:p>
      <text:p text:style-name="P3">let b = prompt("Enter the second number: ");</text:p>
      <text:p text:style-name="P3">let c = prompt("Enter the third number: ");</text:p>
      <text:p text:style-name="P3"/>
      <text:p text:style-name="P3">// calculate discriminant</text:p>
      <text:p text:style-name="P3">let discriminant = b * b - 4 * a * c;</text:p>
      <text:p text:style-name="P3"/>
      <text:p text:style-name="P3">// condition for real and different roots</text:p>
      <text:p text:style-name="P3">if (discriminant &gt; 0) {</text:p>
      <text:p text:style-name="P3"><text:s text:c="4"/>root1 = (-b + Math.sqrt(discriminant)) / (2 * a);</text:p>
      <text:p text:style-name="P3"><text:s text:c="4"/>root2 = (-b - Math.sqrt(discriminant)) / (2 * a);</text:p>
      <text:p text:style-name="P3"/>
      <text:p text:style-name="P3"><text:s text:c="4"/>console.log(`The roots of quadratic equation are ${root1} and ${root2}`);</text:p>
      <text:p text:style-name="P3">}</text:p>
      <text:p text:style-name="P3"/>
      <text:p text:style-name="P3">// condition for real and equal roots</text:p>
      <text:p text:style-name="P3">else if (discriminant == 0) {</text:p>
      <text:p text:style-name="P3"><text:s text:c="4"/>root1 = root2 = -b / (2 * a);</text:p>
      <text:p text:style-name="P3"/>
      <text:p text:style-name="P3"><text:s text:c="4"/>console.log(`The roots of quadratic equation are ${root1} and ${root2}`);</text:p>
      <text:p text:style-name="P3">}</text:p>
      <text:p text:style-name="P3"/>
      <text:p text:style-name="P3">// if roots are not real</text:p>
      <text:p text:style-name="P3">else {</text:p>
      <text:p text:style-name="P3"><text:s text:c="4"/>let realPart = (-b / (2 * a)).toFixed(2);</text:p>
      <text:p text:style-name="P3"><text:s text:c="4"/>let imagPart = (Math.sqrt(-discriminant) / (2 * a)).toFixed(2);</text:p>
      <text:p text:style-name="P3"/>
      <text:p text:style-name="P3"><text:s text:c="4"/>console.log(</text:p>
      <text:p text:style-name="P3"><text:s text:c="4"/>`The roots of quadratic equation are ${realPart} + ${imagPart}i and ${realPart} - ${imagPart}i`</text:p>
      <text:p text:style-name="P3"><text:s text:c="2"/>);</text:p>
      <text:p text:style-name="P3">}</text:p>
      <text:p text:style-name="P3"/>
      <text:p text:style-name="P3"/>
      <text:p text:style-name="P3">// 7. Kilometres to Miles</text:p>
      <text:p text:style-name="P3">const km = prompt(`Enter value in km `)</text:p>
      <text:p text:style-name="P3"/>
      <text:p text:style-name="P3">// conversion factor</text:p>
      <text:p text:style-name="P3">const factor = 0.621371</text:p>
      <text:p text:style-name="P3"/>
      <text:p text:style-name="P3">const miles = km * factor;</text:p>
      <text:p text:style-name="P3"/>
      <text:p text:style-name="P3">console.log(`${km} kilometres is equal to ${miles} miles`);</text:p>
      <text:p text:style-name="P3"/>
      <text:p text:style-name="P3"/>
      <text:p text:style-name="P3"/>
      <text:p text:style-name="P3"/>
      <text:p text:style-name="P3"/>
      <text:p text:style-name="P3"><text:soft-page-break/>// 8. Celsius to Fahrenheit</text:p>
      <text:p text:style-name="P3">const celsius = prompt(`Enter value in celsius `);</text:p>
      <text:p text:style-name="P3"/>
      <text:p text:style-name="P3">const fahrenheit = (celsius * 1.8) + 32;</text:p>
      <text:p text:style-name="P3"/>
      <text:p text:style-name="P3">console.log(`${celsius} celsius is equal to ${fahrenheit} fahrenheit`);</text:p>
      <text:p text:style-name="P3"/>
      <text:p text:style-name="P5">// 9. Odd and Even</text:p>
      <text:p text:style-name="P5">const number = prompt(`Enter a number `);</text:p>
      <text:p text:style-name="P5"/>
      <text:p text:style-name="P5">if(number % 2 == 0)</text:p>
      <text:p text:style-name="P5"><text:s text:c="2"/>console.log(`The number is even`);</text:p>
      <text:p text:style-name="P5">else {</text:p>
      <text:p text:style-name="P5"><text:s text:c="2"/>console.log(`The number is odd`);</text:p>
      <text:p text:style-name="P5">}</text:p>
      <text:p text:style-name="P5"/>
      <text:p text:style-name="P5">// 10. Largest number among three numbers</text:p>
      <text:p text:style-name="P5">const num1 = parseFloat(prompt(`Enter first number`));</text:p>
      <text:p text:style-name="P5">const num2 = parseFloat(prompt(`Enter second number`));</text:p>
      <text:p text:style-name="P5">const num3 = parseFloat(prompt(`Enter third number`));</text:p>
      <text:p text:style-name="P5"/>
      <text:p text:style-name="P5">// check the condition and result</text:p>
      <text:p text:style-name="P5">if(num1 &gt;= num2 &amp;&amp; num1 &gt;= num3) {</text:p>
      <text:p text:style-name="P5"><text:s text:c="2"/>console.log(`first is largest`);</text:p>
      <text:p text:style-name="P5">} else if(num2 &gt;= num1 &amp;&amp; num2 &gt;= num3) {</text:p>
      <text:p text:style-name="P5"><text:s text:c="2"/>console.log(`second is largest`);</text:p>
      <text:p text:style-name="P5">} else {</text:p>
      <text:p text:style-name="P5"><text:s text:c="2"/>console.log(`third is largest`);</text:p>
      <text:p text:style-name="P5">}</text:p>
      <text:p text:style-name="P5"/>
      <text:p text:style-name="P5">// 11. Prime Numbers</text:p>
      <text:p text:style-name="P5">const number = parseInt(prompt(`Enter a positive number`));</text:p>
      <text:p text:style-name="P5">let isPrime = true;</text:p>
      <text:p text:style-name="P5"/>
      <text:p text:style-name="P5">// check if number is equal to 1</text:p>
      <text:p text:style-name="P5">if(number === 1) {</text:p>
      <text:p text:style-name="P5"><text:s text:c="2"/>console.log("1 is neither prime nor composite number")</text:p>
      <text:p text:style-name="P5">}</text:p>
      <text:p text:style-name="P5"/>
      <text:p text:style-name="P5">// check if number is greater than 1</text:p>
      <text:p text:style-name="P5">else if(number &gt; 1) {</text:p>
      <text:p text:style-name="P5"/>
      <text:p text:style-name="P5"><text:s text:c="2"/>for(i = 2; i &lt; number; i++) {</text:p>
      <text:p text:style-name="P5"><text:s text:c="4"/>if (number % i == 0) {</text:p>
      <text:p text:style-name="P5"><text:s text:c="6"/>isPrime = false;</text:p>
      <text:p text:style-name="P5"><text:s text:c="6"/>break;</text:p>
      <text:p text:style-name="P5"><text:s text:c="4"/>}</text:p>
      <text:p text:style-name="P5"><text:s text:c="2"/>}</text:p>
      <text:p text:style-name="P5"/>
      <text:p text:style-name="P5"><text:s text:c="2"/>if (isPrime) {</text:p>
      <text:p text:style-name="P5"><text:s text:c="4"/>console.log(`${number} is a prime number`);</text:p>
      <text:p text:style-name="P5"><text:soft-page-break/><text:s text:c="2"/>} else {</text:p>
      <text:p text:style-name="P5"><text:s text:c="4"/>console.log(`${number} is not a prime number`);</text:p>
      <text:p text:style-name="P5"><text:s text:c="2"/>}</text:p>
      <text:p text:style-name="P5">}</text:p>
      <text:p text:style-name="P5"/>
      <text:p text:style-name="P5">// 12. Print prime numbers between two numbers:</text:p>
      <text:p text:style-name="P5"/>
      <text:p text:style-name="P5">// take input from the user</text:p>
      <text:p text:style-name="P5">const lowerNumber = parseInt(prompt('Enter lower number: '));</text:p>
      <text:p text:style-name="P5">const higherNumber = parseInt(prompt('Enter higher number: '));</text:p>
      <text:p text:style-name="P5"/>
      <text:p text:style-name="P5">console.log(`The prime numbers between ${lowerNumber} and ${higherNumber} are:`);</text:p>
      <text:p text:style-name="P5"/>
      <text:p text:style-name="P5">// looping from lowerNumber to higherNumber</text:p>
      <text:p text:style-name="P5">for (let i = lowerNumber; i &lt;= higherNumber; i++) {</text:p>
      <text:p text:style-name="P5"><text:s text:c="4"/>let flag = 0;</text:p>
      <text:p text:style-name="P5"/>
      <text:p text:style-name="P5"><text:s text:c="4"/>for (let j = 2; j &lt; i; j++) {</text:p>
      <text:p text:style-name="P5"><text:s text:c="8"/>if (i % j == 0) {</text:p>
      <text:p text:style-name="P5"><text:s text:c="12"/>flag = 1;</text:p>
      <text:p text:style-name="P5"><text:s text:c="12"/>break;</text:p>
      <text:p text:style-name="P5"><text:s text:c="8"/>}</text:p>
      <text:p text:style-name="P5"><text:s text:c="4"/>}</text:p>
      <text:p text:style-name="P5"/>
      <text:p text:style-name="P5"><text:s text:c="4"/>// if number greater than 1</text:p>
      <text:p text:style-name="P5"><text:s text:c="4"/>if (i &gt; 1 &amp;&amp; flag == 0) {</text:p>
      <text:p text:style-name="P5"><text:s text:c="8"/>console.log(i);</text:p>
      <text:p text:style-name="P5"><text:s text:c="4"/>}</text:p>
      <text:p text:style-name="P5">}</text:p>
      <text:p text:style-name="P5"/>
      <text:p text:style-name="P5">// 13. Factorial of a number using for loop</text:p>
      <text:p text:style-name="P5">const number = parseInt(prompt(`Enter a positive number`));</text:p>
      <text:p text:style-name="P5"/>
      <text:p text:style-name="P5">if(number &lt; 0) {</text:p>
      <text:p text:style-name="P5"><text:s text:c="2"/>console.log(`Error! can't be negative`);</text:p>
      <text:p text:style-name="P5">} else if (number === 0) {</text:p>
      <text:p text:style-name="P5"><text:s text:c="2"/>console.log(`The factorial of a number is 1`);</text:p>
      <text:p text:style-name="P5">} else {</text:p>
      <text:p text:style-name="P5"><text:s text:c="2"/>let fact = 1;</text:p>
      <text:p text:style-name="P5"><text:s text:c="2"/>for(i = 1; i &lt;= number; i++) {</text:p>
      <text:p text:style-name="P5"><text:s text:c="4"/>fact = fact * i;</text:p>
      <text:p text:style-name="P5"><text:s text:c="2"/>}</text:p>
      <text:p text:style-name="P5"><text:s text:c="2"/>console.log(`The factorial of a ${number} is ${fact}`)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// 14. Factorial of a number using recursion</text:p>
      <text:p text:style-name="P5">function factorial(x) {</text:p>
      <text:p text:style-name="P5"/>
      <text:p text:style-name="P5"><text:s text:c="2"/>if(x == 0) {</text:p>
      <text:p text:style-name="P5"><text:s text:c="4"/>return 1;</text:p>
      <text:p text:style-name="P5"><text:s text:c="2"/>} else {</text:p>
      <text:p text:style-name="P5"><text:s text:c="4"/>return x * factorial(x - 1);</text:p>
      <text:p text:style-name="P5"><text:s text:c="2"/>}</text:p>
      <text:p text:style-name="P5">}</text:p>
      <text:p text:style-name="P5"/>
      <text:p text:style-name="P5">const num = prompt(`Enter a positive number `);</text:p>
      <text:p text:style-name="P5"/>
      <text:p text:style-name="P5">// Calling factorial if a number is positive</text:p>
      <text:p text:style-name="P5">if(num &gt;= 0) { <text:s/></text:p>
      <text:p text:style-name="P5"><text:s text:c="2"/>const result = factorial(num);</text:p>
      <text:p text:style-name="P5"><text:s text:c="2"/>console.log(`The factorial of ${num} is ${result}`);</text:p>
      <text:p text:style-name="P5">} else {</text:p>
      <text:p text:style-name="P5"><text:s text:c="2"/></text:p>
      <text:p text:style-name="P5"><text:s text:c="2"/>console.log(`Enter a positive number `);</text:p>
      <text:p text:style-name="P5">}</text:p>
      <text:p text:style-name="P5"/>
      <text:p text:style-name="P5"/>
      <text:p text:style-name="P5">// 15. Multiplication Table</text:p>
      <text:p text:style-name="P5">const number = parseInt(prompt(`Enter a number `));</text:p>
      <text:p text:style-name="P5">const range = parseInt(prompt(`Enter a range`));</text:p>
      <text:p text:style-name="P5"/>
      <text:p text:style-name="P5">// creating a multiplication table</text:p>
      <text:p text:style-name="P5">for(i = 1; i &lt;= range; i++) {</text:p>
      <text:p text:style-name="P5"><text:s text:c="2"/>const result = i * number;</text:p>
      <text:p text:style-name="P5"><text:s text:c="2"/>console.log(`${number} * ${i} = ${result}`);</text:p>
      <text:p text:style-name="P5">}</text:p>
      <text:p text:style-name="P5"/>
      <text:p text:style-name="P5">// 16. Fibonacci Series using for loop</text:p>
      <text:p text:style-name="P5">const number = parseInt(prompt(`Enter a positive number `));</text:p>
      <text:p text:style-name="P5">let n1 = 0, n2 = 1, nextTerm;</text:p>
      <text:p text:style-name="P5"/>
      <text:p text:style-name="P5">console.log(`Fibonacci series:`);</text:p>
      <text:p text:style-name="P5"/>
      <text:p text:style-name="P5">for(i = 1; i &lt;= number; i++) {</text:p>
      <text:p text:style-name="P5"><text:s text:c="2"/></text:p>
      <text:p text:style-name="P5"><text:s text:c="2"/>console.log(n1);</text:p>
      <text:p text:style-name="P5"><text:s text:c="2"/>nextTerm = n1 + n2; </text:p>
      <text:p text:style-name="P5"><text:s text:c="2"/>n1 = n2;</text:p>
      <text:p text:style-name="P5"><text:s text:c="2"/>n2 = nextTerm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// 17. Print Fibonacci series using recursion</text:p>
      <text:p text:style-name="P5">function fibonacci(num) {</text:p>
      <text:p text:style-name="P5"><text:s text:c="2"/>if(num &lt; 2) {</text:p>
      <text:p text:style-name="P5"><text:s text:c="4"/>return num;</text:p>
      <text:p text:style-name="P5"><text:s text:c="2"/>} else {</text:p>
      <text:p text:style-name="P5"><text:s text:c="4"/>return fibonacci(num - 1) + fibonacci(num - 2);</text:p>
      <text:p text:style-name="P5"><text:s text:c="2"/>}</text:p>
      <text:p text:style-name="P5">}</text:p>
      <text:p text:style-name="P5"/>
      <text:p text:style-name="P5">// take nth term from the user</text:p>
      <text:p text:style-name="P5">const nTerms = prompt(`Enter the number of terms:`);</text:p>
      <text:p text:style-name="P5"/>
      <text:p text:style-name="P5">if(nTerms &lt;= 0) {</text:p>
      <text:p text:style-name="P5"><text:s text:c="2"/>console.log(`Enter positive number`);</text:p>
      <text:p text:style-name="P5">} else {</text:p>
      <text:p text:style-name="P5"><text:s text:c="2"/>for(let i = 0; i &lt; nTerms; i++) {</text:p>
      <text:p text:style-name="P5"><text:s text:c="4"/>console.log(fibonacci(i));</text:p>
      <text:p text:style-name="P5"><text:s text:c="2"/>}</text:p>
      <text:p text:style-name="P5">}</text:p>
      <text:p text:style-name="P5"/>
      <text:p text:style-name="P5">// 18. Check Armstrong number of n digits</text:p>
      <text:p text:style-name="P5">const number = prompt("Enter a positive integer");</text:p>
      <text:p text:style-name="P5">const numberOfDigits = number.length;</text:p>
      <text:p text:style-name="P5">let sum = 0;</text:p>
      <text:p text:style-name="P5"/>
      <text:p text:style-name="P5">let temp = number;</text:p>
      <text:p text:style-name="P5"/>
      <text:p text:style-name="P5">while (temp &gt; 0) {</text:p>
      <text:p text:style-name="P5"/>
      <text:p text:style-name="P5"><text:s text:c="4"/>let remainder = temp % 10;</text:p>
      <text:p text:style-name="P5"><text:s text:c="4"/>sum += remainder ** numberOfDigits;</text:p>
      <text:p text:style-name="P5"/>
      <text:p text:style-name="P5"><text:s text:c="4"/>temp = parseInt(temp / 10); </text:p>
      <text:p text:style-name="P5">}</text:p>
      <text:p text:style-name="P5"/>
      <text:p text:style-name="P5">if (sum == number) {</text:p>
      <text:p text:style-name="P5"><text:s text:c="4"/>console.log(`${number} is an Armstrong number`);</text:p>
      <text:p text:style-name="P5">}</text:p>
      <text:p text:style-name="P5">else {</text:p>
      <text:p text:style-name="P5"><text:s text:c="4"/>console.log(`${number} is not an Armstrong number`)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// 19. Armstrong number in an intervals</text:p>
      <text:p text:style-name="P5">const lowNumber = parseInt(prompt('Enter a positive low integer value: '));</text:p>
      <text:p text:style-name="P5">const highNumber = parseInt(prompt('Enter a positive high integer value: '));</text:p>
      <text:p text:style-name="P5"/>
      <text:p text:style-name="P5">console.log ('Armstrong Numbers:');</text:p>
      <text:p text:style-name="P5"/>
      <text:p text:style-name="P5">// looping through lowNumber to highNumber</text:p>
      <text:p text:style-name="P5">for (let i = lowNumber; i &lt;= highNumber; i++) {</text:p>
      <text:p text:style-name="P5"/>
      <text:p text:style-name="P5"><text:s text:c="4"/>// converting number to string </text:p>
      <text:p text:style-name="P5"><text:s text:c="4"/>let numberOfDigits = i.toString().length;</text:p>
      <text:p text:style-name="P5"><text:s text:c="4"/>let sum = 0;</text:p>
      <text:p text:style-name="P5"/>
      <text:p text:style-name="P5"><text:s text:c="4"/>// create a temporary variable</text:p>
      <text:p text:style-name="P5"><text:s text:c="4"/>let temp = i;</text:p>
      <text:p text:style-name="P5"><text:s text:c="2"/></text:p>
      <text:p text:style-name="P5"><text:s text:c="4"/>while (temp &gt; 0) {</text:p>
      <text:p text:style-name="P5"/>
      <text:p text:style-name="P5"><text:s text:c="8"/>let remainder = temp % 10;</text:p>
      <text:p text:style-name="P5"><text:s text:c="8"/>sum += remainder ** numberOfDigits;</text:p>
      <text:p text:style-name="P5"><text:s text:c="8"/></text:p>
      <text:p text:style-name="P5"><text:s text:c="8"/>temp = parseInt(temp / 10); // convert float into integer</text:p>
      <text:p text:style-name="P5"><text:s text:c="4"/>}</text:p>
      <text:p text:style-name="P5"><text:s/></text:p>
      <text:p text:style-name="P5"><text:s text:c="4"/>if (sum == i) {</text:p>
      <text:p text:style-name="P5"><text:s text:c="8"/>console.log(i);</text:p>
      <text:p text:style-name="P5"><text:s text:c="4"/>}</text:p>
      <text:p text:style-name="P5">}</text:p>
      <text:p text:style-name="P5"/>
      <text:p text:style-name="P5">// 20. Simple calculator</text:p>
      <text:p text:style-name="P5">// take the operand input</text:p>
      <text:p text:style-name="P5">const number1 = parseFloat(prompt(`Enter first number`));</text:p>
      <text:p text:style-name="P5">const number2 = parseFloat(prompt(`Enter second number`));</text:p>
      <text:p text:style-name="P5"/>
      <text:p text:style-name="P5">//take the operator input</text:p>
      <text:p text:style-name="P5">const operator = prompt(`Enter operator ( either +, -, *, / :`);</text:p>
      <text:p text:style-name="P5"/>
      <text:p text:style-name="P5">let result;</text:p>
      <text:p text:style-name="P5"/>
      <text:p text:style-name="P5">if (operator == '+') {</text:p>
      <text:p text:style-name="P5"><text:s text:c="2"/>result = number1 + number2;</text:p>
      <text:p text:style-name="P5">} else if (operator == '-') {</text:p>
      <text:p text:style-name="P5"><text:s text:c="2"/>result = number1 - number2;</text:p>
      <text:p text:style-name="P5">} else if (operator == '*') {</text:p>
      <text:p text:style-name="P5"><text:s text:c="2"/>result = number1 * number2;</text:p>
      <text:p text:style-name="P5">} else {</text:p>
      <text:p text:style-name="P5"><text:s text:c="2"/>result = number1 / number2;</text:p>
      <text:p text:style-name="P5">}</text:p>
      <text:p text:style-name="P5"/>
      <text:p text:style-name="P5">// display the result</text:p>
      <text:p text:style-name="P5">console.log(`${number1} ${operator} ${number2} = ${result}`);</text:p>
      <text:p text:style-name="P5"><text:soft-page-break/>// 21. Sum of natural numbers</text:p>
      <text:p text:style-name="P5">const number = parseInt(prompt('Enter a positive number: '));</text:p>
      <text:p text:style-name="P5">let sum = 0;</text:p>
      <text:p text:style-name="P5"/>
      <text:p text:style-name="P5">for (let i = 1; i &lt;= number; i++) {</text:p>
      <text:p text:style-name="P5"><text:s text:c="4"/>sum += i;</text:p>
      <text:p text:style-name="P5">}</text:p>
      <text:p text:style-name="P5"/>
      <text:p text:style-name="P5">console.log(`The sum of natural numbers is ${sum}`);</text:p>
      <text:p text:style-name="P5"/>
      <text:p text:style-name="P5">// 22. Check if the Numbers Have Same Last Digit</text:p>
      <text:p text:style-name="P5">const a = (prompt(`Enter first number `));</text:p>
      <text:p text:style-name="P5">const b = (prompt(`Enter first number `));</text:p>
      <text:p text:style-name="P5">const c = (prompt(`Enter first number `));</text:p>
      <text:p text:style-name="P5"/>
      <text:p text:style-name="P5">// find last digit</text:p>
      <text:p text:style-name="P5">const result1 = a % 10;</text:p>
      <text:p text:style-name="P5">const result2 = b % 10;</text:p>
      <text:p text:style-name="P5">const result3 = c % 10;</text:p>
      <text:p text:style-name="P5"/>
      <text:p text:style-name="P5">if(result1 == result2 &amp;&amp; result1 == result3) {</text:p>
      <text:p text:style-name="P5"><text:s text:c="2"/>console.log(`${a}, ${b} and ${c} have the same last digit`);</text:p>
      <text:p text:style-name="P5"><text:s text:c="2"/></text:p>
      <text:p text:style-name="P5">} else {</text:p>
      <text:p text:style-name="P5"><text:s text:c="2"/>console.log(`${a}, ${b} and ${c} have the different last digit`); <text:s/></text:p>
      <text:p text:style-name="P5">}</text:p>
      <text:p text:style-name="P5"/>
      <text:p text:style-name="P5">// 23. HCF of two numbers</text:p>
      <text:p text:style-name="P5">let hcf;</text:p>
      <text:p text:style-name="P5"/>
      <text:p text:style-name="P5">const num1 = parseInt(prompt(`Enter first number `));</text:p>
      <text:p text:style-name="P5">const num2 = parseInt(prompt(`Enter second number `));</text:p>
      <text:p text:style-name="P5"/>
      <text:p text:style-name="P5">for(i = 1; i &lt;= num1 &amp;&amp; i &lt;= num2; i++) {</text:p>
      <text:p text:style-name="P5"/>
      <text:p text:style-name="P5"><text:s text:c="2"/>if( num1 % i == 0 &amp;&amp; num2 % i == 0 ) {</text:p>
      <text:p text:style-name="P5"><text:s text:c="4"/>hcf = i;</text:p>
      <text:p text:style-name="P5"><text:s text:c="2"/>}</text:p>
      <text:p text:style-name="P5">}</text:p>
      <text:p text:style-name="P5">console.log(`HCF of ${num1} and ${num2} is ${hcf}`);</text:p>
      <text:p text:style-name="P5"/>
      <text:p text:style-name="P5">// 24. LCM of two Numbers</text:p>
      <text:p text:style-name="P5">const num1 = parseInt(prompt(`Enter first number `));</text:p>
      <text:p text:style-name="P5">const num2 = parseInt(prompt(`Enter second number `));</text:p>
      <text:p text:style-name="P5"/>
      <text:p text:style-name="P5">for(i = 1; i &lt;= num1 &amp;&amp; i &lt;= num2; i++) {</text:p>
      <text:p text:style-name="P5"/>
      <text:p text:style-name="P5"><text:s text:c="2"/>if( num1 % i == 0 &amp;&amp; num2 % i == 0 ) {</text:p>
      <text:p text:style-name="P5"><text:s text:c="4"/>hcf = i;</text:p>
      <text:p text:style-name="P5"><text:s text:c="2"/>}</text:p>
      <text:p text:style-name="P5">}</text:p>
      <text:p text:style-name="P5"><text:soft-page-break/>let lcm = (num1 * num2) / hcf;</text:p>
      <text:p text:style-name="P5"/>
      <text:p text:style-name="P5">console.log(`LCM of ${num1} and ${num2} is ${lcm}`);</text:p>
      <text:p text:style-name="P5"/>
      <text:p text:style-name="P5">// 25. Factors of a number</text:p>
      <text:p text:style-name="P5">const num = prompt(`Enter a positive number`);</text:p>
      <text:p text:style-name="P5"/>
      <text:p text:style-name="P5">console.log(`The factors are ${num}`);</text:p>
      <text:p text:style-name="P5"/>
      <text:p text:style-name="P5">for(i = 1; i &lt;= num; i++) {</text:p>
      <text:p text:style-name="P5"/>
      <text:p text:style-name="P5"><text:s text:c="2"/>// check if number is a factor</text:p>
      <text:p text:style-name="P5"><text:s text:c="2"/>if(num % i == 0) {</text:p>
      <text:p text:style-name="P5"><text:s text:c="4"/>console.log(i);</text:p>
      <text:p text:style-name="P5"><text:s text:c="2"/>}</text:p>
      <text:p text:style-name="P5">}</text:p>
      <text:p text:style-name="P5"/>
      <text:p text:style-name="P5">// 26. Sum of Natural Numbers using Recursion</text:p>
      <text:p text:style-name="P5">const num = parseInt(prompt(`Enter a number `));</text:p>
      <text:p text:style-name="P5">const result = sum(num);</text:p>
      <text:p text:style-name="P5"/>
      <text:p text:style-name="P5">function sum(num) {</text:p>
      <text:p text:style-name="P5"><text:s text:c="2"/></text:p>
      <text:p text:style-name="P5"><text:s text:c="2"/>if (num &gt; 0) {</text:p>
      <text:p text:style-name="P5"><text:s text:c="4"/>return num + sum(num - 1);</text:p>
      <text:p text:style-name="P5"><text:s text:c="2"/>} else {</text:p>
      <text:p text:style-name="P5"><text:s text:c="4"/>return num;</text:p>
      <text:p text:style-name="P5"><text:s text:c="2"/>}</text:p>
      <text:p text:style-name="P5">}</text:p>
      <text:p text:style-name="P5"/>
      <text:p text:style-name="P5">console.log(`The sum of natural number is ${result}`);</text:p>
      <text:p text:style-name="P5"/>
      <text:p text:style-name="P7">// 27. Guess a number</text:p>
      <text:p text:style-name="P7"/>
      <text:p text:style-name="P7">function guessNumber() {</text:p>
      <text:p text:style-name="P7"/>
      <text:p text:style-name="P7"><text:s text:c="4"/>const random = Math.floor(Math.random() * 10) + 1;</text:p>
      <text:p text:style-name="P7"/>
      <text:p text:style-name="P7"><text:s text:c="4"/>let number = parseInt(prompt('Guess a number from 1 to 10: '));</text:p>
      <text:p text:style-name="P7"/>
      <text:p text:style-name="P7"><text:s text:c="4"/>while(number !== random) {</text:p>
      <text:p text:style-name="P7"><text:s text:c="8"/>number = parseInt(prompt('Guess a number from 1 to 10: '));</text:p>
      <text:p text:style-name="P7"><text:s text:c="4"/>}</text:p>
      <text:p text:style-name="P7"/>
      <text:p text:style-name="P7"><text:s text:c="3"/>if(number == random) {</text:p>
      <text:p text:style-name="P7"><text:s text:c="8"/>console.log('You guessed the correct number.');</text:p>
      <text:p text:style-name="P7"><text:s text:c="4"/>}</text:p>
      <text:p text:style-name="P7"><text:s text:c="2"/>}</text:p>
      <text:p text:style-name="P7"/>
      <text:p text:style-name="P7">// call the function</text:p>
      <text:p text:style-name="P7">guessNumber();</text:p>
      <text:p text:style-name="P7"><text:soft-page-break/>// 28. Shuffle Deck of cards</text:p>
      <text:p text:style-name="P7">const suits = ["Spades", "Diamonds", "Club", "Heart"];</text:p>
      <text:p text:style-name="P7"/>
      <text:p text:style-name="P7">const values = [</text:p>
      <text:p text:style-name="P7"><text:s text:c="2"/>"Ace",</text:p>
      <text:p text:style-name="P7"><text:s text:c="2"/>"2",</text:p>
      <text:p text:style-name="P7"><text:s text:c="2"/>"3",</text:p>
      <text:p text:style-name="P7"><text:s text:c="2"/>"4",</text:p>
      <text:p text:style-name="P7"><text:s text:c="2"/>"5",</text:p>
      <text:p text:style-name="P7"><text:s text:c="2"/>"6",</text:p>
      <text:p text:style-name="P7"><text:s text:c="2"/>"7",</text:p>
      <text:p text:style-name="P7"><text:s text:c="2"/>"8",</text:p>
      <text:p text:style-name="P7"><text:s text:c="2"/>"9",</text:p>
      <text:p text:style-name="P7"><text:s text:c="2"/>"10",</text:p>
      <text:p text:style-name="P7"><text:s text:c="2"/>"Jack",</text:p>
      <text:p text:style-name="P7"><text:s text:c="2"/>"Queen",</text:p>
      <text:p text:style-name="P7"><text:s text:c="2"/>"King",</text:p>
      <text:p text:style-name="P7">];</text:p>
      <text:p text:style-name="P7"/>
      <text:p text:style-name="P7">// empty array to contain cards</text:p>
      <text:p text:style-name="P7">let deck = [];</text:p>
      <text:p text:style-name="P7"/>
      <text:p text:style-name="P7">// create a deck of cards</text:p>
      <text:p text:style-name="P7">for (let i = 0; i &lt; suits.length; i++) {</text:p>
      <text:p text:style-name="P7"><text:s text:c="4"/>for (let x = 0; x &lt; values.length; x++) {</text:p>
      <text:p text:style-name="P7"><text:s text:c="8"/>let card = { Value: values[x], Suit: suits[i] };</text:p>
      <text:p text:style-name="P7"><text:s text:c="8"/>deck.push(card);</text:p>
      <text:p text:style-name="P7"><text:s text:c="4"/>}</text:p>
      <text:p text:style-name="P7">}</text:p>
      <text:p text:style-name="P7"/>
      <text:p text:style-name="P7">// shuffle the cards</text:p>
      <text:p text:style-name="P7">for (let i = deck.length - 1; i &gt; 0; i--) {</text:p>
      <text:p text:style-name="P7"><text:s text:c="4"/>let j = Math.floor(Math.random() * i);</text:p>
      <text:p text:style-name="P7"><text:s text:c="4"/>let temp = deck[i];</text:p>
      <text:p text:style-name="P7"><text:s text:c="4"/>deck[i] = deck[j];</text:p>
      <text:p text:style-name="P7"><text:s text:c="4"/>deck[j] = temp;</text:p>
      <text:p text:style-name="P7">}</text:p>
      <text:p text:style-name="P7"/>
      <text:p text:style-name="P7">console.log('The first five cards are:');</text:p>
      <text:p text:style-name="P7"/>
      <text:p text:style-name="P7">// display 5 results</text:p>
      <text:p text:style-name="P7">for (let i = 0; i &lt; 5; i++) {</text:p>
      <text:p text:style-name="P7"><text:s text:c="4"/>console.log(`${deck[i].Value} of ${deck[i].Suit}`)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// 29. Right Traingle Star Pattern</text:p>
      <text:p text:style-name="P7">let n = 5;</text:p>
      <text:p text:style-name="P7"/>
      <text:p text:style-name="P7">for (let i = 1; i &lt;= n; i++) {</text:p>
      <text:p text:style-name="P7"><text:s text:c="2"/>// printing spaces</text:p>
      <text:p text:style-name="P7"><text:s text:c="2"/>for (let j = 0; j &lt; n - i; j++) {</text:p>
      <text:p text:style-name="P7"><text:s text:c="4"/>process.stdout.write(' ');</text:p>
      <text:p text:style-name="P7"><text:s text:c="2"/>}</text:p>
      <text:p text:style-name="P7"><text:s text:c="2"/>// printing star</text:p>
      <text:p text:style-name="P7"><text:s text:c="2"/>for (let k = 0; k &lt; i; k++) {</text:p>
      <text:p text:style-name="P7"><text:s text:c="4"/>process.stdout.write('*');</text:p>
      <text:p text:style-name="P7"><text:s text:c="2"/>}</text:p>
      <text:p text:style-name="P7"><text:s text:c="2"/>console.log();</text:p>
      <text:p text:style-name="P7">}</text:p>
      <text:p text:style-name="P7"/>
      <text:p text:style-name="P7">// 30. Downward Traingle Star Pattern</text:p>
      <text:p text:style-name="P7">let n = 5;</text:p>
      <text:p text:style-name="P7"/>
      <text:p text:style-name="P7">for (let i = 1; i &lt;= n; i++) {</text:p>
      <text:p text:style-name="P7"><text:s text:c="2"/>// printing spaces</text:p>
      <text:p text:style-name="P7"><text:s text:c="2"/>for (let j = n; j &gt;= n-i ; j--) {</text:p>
      <text:p text:style-name="P7"><text:s text:c="4"/>process.stdout.write(' ');</text:p>
      <text:p text:style-name="P7"><text:s text:c="2"/>}</text:p>
      <text:p text:style-name="P7"><text:s text:c="2"/>// printing star</text:p>
      <text:p text:style-name="P7"><text:s text:c="2"/>for (let k = 0; k &lt;= n-i; k++) {</text:p>
      <text:p text:style-name="P7"><text:s text:c="4"/>process.stdout.write('* ');</text:p>
      <text:p text:style-name="P7"><text:s text:c="2"/>}</text:p>
      <text:p text:style-name="P7"><text:s text:c="2"/>console.log();</text:p>
      <text:p text:style-name="P7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5T13:04:07.957150637</meta:creation-date>
    <dc:date>2022-07-08T18:33:08.940143901</dc:date>
    <meta:editing-duration>PT5H5M29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1" meta:paragraph-count="393" meta:word-count="1882" meta:character-count="10805" meta:non-whitespace-character-count="8753"/>
  </office:meta>
</office:document-meta>
</file>